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87c9"/>
    </style:style>
    <style:style style:name="T1" style:family="text">
      <style:text-properties officeooo:rsid="001287c9"/>
    </style:style>
    <style:style style:name="T2" style:family="text">
      <style:text-properties officeooo:rsid="0013748b"/>
    </style:style>
    <style:style style:name="T3" style:family="text">
      <style:text-properties officeooo:rsid="0013879e"/>
    </style:style>
    <style:style style:name="T4" style:family="text">
      <style:text-properties officeooo:rsid="00151af9"/>
    </style:style>
    <style:style style:name="T5" style:family="text">
      <style:text-properties officeooo:rsid="00163c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l <text:a xlink:type="simple" xlink:href="http://127.0.0.1:5000/predict" office:target-frame-name="_blank" xlink:show="new" text:style-name="Internet_20_link" text:visited-style-name="Visited_20_Internet_20_Link">http://1</text:a><text:a xlink:type="simple" xlink:href="http://127.0.0.1:5000/predict" office:target-frame-name="_blank" xlink:show="new" text:style-name="Internet_20_link" text:visited-style-name="Visited_20_Internet_20_Link"><text:span text:style-name="T5">27</text:span></text:a><text:a xlink:type="simple" xlink:href="http://127.0.0.1:5000/predict" office:target-frame-name="_blank" xlink:show="new" text:style-name="Internet_20_link" text:visited-style-name="Visited_20_Internet_20_Link">.</text:a><text:a xlink:type="simple" xlink:href="http://127.0.0.1:5000/predict" office:target-frame-name="_blank" xlink:show="new" text:style-name="Internet_20_link" text:visited-style-name="Visited_20_Internet_20_Link"><text:span text:style-name="T5">0</text:span></text:a><text:a xlink:type="simple" xlink:href="http://127.0.0.1:5000/predict" office:target-frame-name="_blank" xlink:show="new" text:style-name="Internet_20_link" text:visited-style-name="Visited_20_Internet_20_Link">.</text:a><text:a xlink:type="simple" xlink:href="http://127.0.0.1:5000/predict" office:target-frame-name="_blank" xlink:show="new" text:style-name="Internet_20_link" text:visited-style-name="Visited_20_Internet_20_Link"><text:span text:style-name="T4">0</text:span></text:a><text:a xlink:type="simple" xlink:href="http://127.0.0.1:5000/predict" office:target-frame-name="_blank" xlink:show="new" text:style-name="Internet_20_link" text:visited-style-name="Visited_20_Internet_20_Link">.</text:a><text:a xlink:type="simple" xlink:href="http://127.0.0.1:5000/predict" office:target-frame-name="_blank" xlink:show="new" text:style-name="Internet_20_link" text:visited-style-name="Visited_20_Internet_20_Link"><text:span text:style-name="T5">1</text:span></text:a><text:a xlink:type="simple" xlink:href="http://127.0.0.1:5000/predict" office:target-frame-name="_blank" xlink:show="new" text:style-name="Internet_20_link" text:visited-style-name="Visited_20_Internet_20_Link">:5000/predict</text:a> -X POST -H 'Content-Type: application/json' -d '{"image<text:span text:style-name="T1">1</text:span>": ["0.0","0.0","0.0","11.999999999999982","13.000000000000004","5.000000000000021","8.881784197001265e-15","0.0","0.0","0.0","0.0","10.999999999999986","15.999999999999988","9.000000000000005","1.598721155460224e-14","0.0","0.0","0.0","2.9999999999999925","14.999999999999979","15.999999999999998","6.000000000000022","1.0658141036401509e-14","0.0","6.217248937900871e-15","6.999999999999987","14.99999999999998","15.999999999999996","16.0","2.0000000000000284","3.552713678800507e-15","0.0","5.5220263365470826e-30","6.21724893790087e-15","1.0000000000000113","15.99999999999998","16.0","3.000000000000022","5.32907051820075e-15","0.0","0.0","0.0","0.9999999999999989","15.99999999999998","16.0","6.000000000000015","1.0658141036401498e-14","0.0","0.0","0.0","0.9999999999999989","15.99999999999998","16.0","6.000000000000018","1.0658141036401503e-14","0.0","0.0","0.0","0.0","10.999999999999986","15.999999999999993","10.00000000000001","1.7763568394002505e-14","0.0"],"image<text:span text:style-name="T1">2</text:span>": ["0.0","0.0","0.0","11.999999999999982","13.000000000000004","5.000000000000021","8.881784197001265e-15","0.0","0.0","0.0","0.0","10.999999999999986","15.999999999999988","9.000000000000005","1.598721155460224e-14","0.0","0.0","0.0","2.9999999999999925","14.999999999999979","15.999999999999998","6.000000000000022","1.0658141036401509e-14","0.0","6.217248937900871e-15","6.999999999999987","14.99999999999998","15.999999999999996","16.0","2.0000000000000284","3.552713678800507e-15","0.0","5.5220263365470826e-30","6.21724893790087e-15","1.0000000000000113","15.99999999999998","16.0","3.000000000000022","5.32907051820075e-15","0.0","0.0","0.0","0.9999999999999989","15.99999999999998","16.0","6.000000000000015","1.0658141036401498e-14","0.0","0.0","0.0","0.9999999999999989","15.99999999999998","16.0","6.000000000000018","1.0658141036401503e-14","0.0","0.0","0.0","0.0","10.999999999999986","15.999999999999993","10.00000000000001","1.7763568394002505e-14","0.0"]}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00:12:32.653004156</meta:creation-date>
    <dc:date>2022-11-14T02:02:34.030013340</dc:date>
    <meta:editing-duration>PT18M50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" meta:word-count="11" meta:character-count="2043" meta:non-whitespace-character-count="2033"/>
  </office:meta>
</office:document-meta>
</file>